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officeooo:paragraph-rsid="001e8035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7" style:family="paragraph" style:parent-style-name="Standard">
      <style:paragraph-properties style:line-height-at-least="0.0693in" fo:text-align="center" style:justify-single-word="false"/>
    </style:style>
    <style:style style:name="P8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9" style:family="paragraph" style:parent-style-name="Standard" style:list-style-name="L4">
      <style:paragraph-properties style:line-height-at-least="0.0693in"/>
      <style:text-properties officeooo:paragraph-rsid="001ff70e"/>
    </style:style>
    <style:style style:name="P10" style:family="paragraph" style:parent-style-name="Standard" style:list-style-name="L8">
      <style:paragraph-properties style:line-height-at-least="0.0693in"/>
      <style:text-properties officeooo:paragraph-rsid="0021ff9a"/>
    </style:style>
    <style:style style:name="P11" style:family="paragraph" style:parent-style-name="Standard" style:list-style-name="L8">
      <style:paragraph-properties style:line-height-at-least="0.0693in"/>
      <style:text-properties officeooo:paragraph-rsid="001b0aad"/>
    </style:style>
    <style:style style:name="P12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3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6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7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275056"/>
    </style:style>
    <style:style style:name="P1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officeooo:paragraph-rsid="001b0aa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6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7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T1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" fo:font-size="12pt" style:font-size-asian="12pt" style:font-name-complex="Helvetica" style:font-size-complex="12pt"/>
    </style:style>
    <style:style style:name="T3" style:family="text">
      <style:text-properties style:font-name="Times" fo:font-size="12pt" officeooo:rsid="0000bb8a" style:font-size-asian="12pt" style:font-name-complex="Helvetica" style:font-size-complex="12pt"/>
    </style:style>
    <style:style style:name="T4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6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8" style:family="text">
      <style:text-properties style:font-name="Times" fo:font-size="12pt" style:text-underline-style="none" fo:font-weight="bold" officeooo:rsid="000c0f45" style:font-size-asian="12pt" style:font-weight-asian="bold" style:font-name-complex="Helvetica" style:font-size-complex="12pt" style:font-weight-complex="bold"/>
    </style:style>
    <style:style style:name="T19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20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21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" fo:font-size="12pt" style:text-underline-style="none" fo:font-weight="normal" officeooo:rsid="000c0f45" style:font-size-asian="12pt" style:font-weight-asian="normal" style:font-name-complex="Helvetica" style:font-size-complex="12pt" style:font-weight-complex="normal"/>
    </style:style>
    <style:style style:name="T27" style:family="text">
      <style:text-properties style:font-name="Times" fo:font-size="12pt" style:text-underline-style="none" fo:font-weight="normal" officeooo:rsid="000eada6" style:font-size-asian="12pt" style:font-weight-asian="normal" style:font-name-complex="Helvetica" style:font-size-complex="12pt" style:font-weight-complex="normal"/>
    </style:style>
    <style:style style:name="T28" style:family="text">
      <style:text-properties style:font-name="Times" fo:font-size="12pt" style:text-underline-style="none" fo:font-weight="normal" officeooo:rsid="00164607" style:font-size-asian="12pt" style:font-weight-asian="normal" style:font-name-complex="Helvetica" style:font-size-complex="12pt" style:font-weight-complex="normal"/>
    </style:style>
    <style:style style:name="T29" style:family="text">
      <style:text-properties style:font-name="Times" fo:font-size="12pt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31" style:family="text">
      <style:text-properties style:font-name="Times" fo:font-size="12pt" fo:font-style="normal" fo:font-weight="bold" officeooo: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32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3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7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38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8ef5" style:font-weight-asian="normal" style:font-weight-complex="normal"/>
    </style:style>
    <style:style style:name="T41" style:family="text">
      <style:text-properties fo:font-weight="normal" officeooo:rsid="001140d2" style:font-weight-asian="normal" style:font-weight-complex="normal"/>
    </style:style>
    <style:style style:name="T42" style:family="text">
      <style:text-properties fo:font-weight="normal" officeooo:rsid="0011edcf" style:font-weight-asian="normal" style:font-weight-complex="normal"/>
    </style:style>
    <style:style style:name="T43" style:family="text">
      <style:text-properties fo:font-weight="normal" officeooo:rsid="00125cf2" style:font-weight-asian="normal" style:font-weight-complex="normal"/>
    </style:style>
    <style:style style:name="T44" style:family="text">
      <style:text-properties fo:font-weight="normal" officeooo:rsid="00173f43" style:font-weight-asian="normal" style:font-weight-complex="normal"/>
    </style:style>
    <style:style style:name="T45" style:family="text">
      <style:text-properties fo:font-weight="normal" officeooo:rsid="0018f533" style:font-weight-asian="normal" style:font-weight-complex="normal"/>
    </style:style>
    <style:style style:name="T46" style:family="text">
      <style:text-properties officeooo:rsid="00048ef5"/>
    </style:style>
    <style:style style:name="T47" style:family="text">
      <style:text-properties officeooo:rsid="00081794"/>
    </style:style>
    <style:style style:name="T48" style:family="text">
      <style:text-properties style:font-name="Times1" fo:font-weight="normal" style:font-weight-asian="normal" style:font-weight-complex="normal"/>
    </style:style>
    <style:style style:name="T49" style:family="text">
      <style:text-properties style:font-name="Times1" fo:font-weight="bold" officeooo:rsid="0010124f" style:font-weight-asian="bold" style:font-weight-complex="bold"/>
    </style:style>
    <style:style style:name="T50" style:family="text">
      <style:text-properties officeooo:rsid="00105c45" style:font-weight-complex="bold"/>
    </style:style>
    <style:style style:name="T51" style:family="text">
      <style:text-properties officeooo:rsid="001140d2"/>
    </style:style>
    <style:style style:name="T52" style:family="text">
      <style:text-properties officeooo:rsid="001b0aad"/>
    </style:style>
    <style:style style:name="T53" style:family="text">
      <style:text-properties officeooo:rsid="001ca4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yan Vincent Beatty</text:span></text:p>
      <text:p text:style-name="P8"><text:span text:style-name="T4">301-802-1296 </text:span><text:span text:style-name="T48">|</text:span><text:span text:style-name="T4"> </text:span><text:a xlink:type="simple" xlink:href="mailto:rvbeatty@email.wm.edu"><text:span text:style-name="Internet_20_link"><text:span text:style-name="T29">rvbeatty@email.wm.edu</text:span></text:span></text:a></text:p>
      <text:p text:style-name="P2">8112 Whites Ford Way, Potomac, <text:span text:style-name="T53">MD</text:span> 20854</text:p>
      <text:p text:style-name="P7"><text:a xlink:type="simple" xlink:href="https://github.com/RyanBeatty"><text:span text:style-name="Internet_20_link"><text:span text:style-name="T21">https://github.com/RyanBeatty</text:span></text:span></text:a></text:p>
      <text:p text:style-name="P20"><text:span text:style-name="T16">EDUCATI</text:span><text:bookmark text:name="_GoBack"/><text:span text:style-name="T16">ON</text:span></text:p>
      <text:p text:style-name="P15"><text:span text:style-name="T30">College of William and Mary</text:span><text:span text:style-name="T32"> – Williamsburg, VA<text:tab/><text:tab/><text:tab/>B.S. Computer Science</text:span></text:p>
      <text:p text:style-name="P14">Major GPA: 3.67<text:tab/><text:tab/><text:tab/><text:tab/><text:tab/><text:tab/><text:tab/><text:tab/><text:tab/>Est. May 2016</text:p>
      <text:p text:style-name="P17"/>
      <text:p text:style-name="P15"><text:span text:style-name="T37">Gonzaga College High School</text:span><text:span text:style-name="T5"> – Washington,</text:span><text:span text:style-name="T2"> D.C<text:tab/>.<text:tab/><text:tab/><text:tab/>Completed: July 2012</text:span></text:p>
      <text:p text:style-name="P15"/>
      <text:p text:style-name="P16"><text:span text:style-name="T49">Undergraduate Coursework </text:span><text:span text:style-name="T11">– </text:span><text:span text:style-name="T33">Operating Systems, Systems Programming, </text:span><text:span text:style-name="T34">Network Security, <text:s/>Algorithms, Software Development, </text:span><text:span text:style-name="T33">Programming Languages,</text:span><text:span text:style-name="T34"> Data Structures</text:span></text:p>
      <text:p text:style-name="P15"/>
      <text:p text:style-name="P18"><text:span text:style-name="T31">LANGUAGES AND TECHNOLOGIES</text:span></text:p>
      <text:list xml:id="list1997684176" text:style-name="L8">
        <text:list-item>
          <text:p text:style-name="P10"><text:span text:style-name="T7">Python, </text:span><text:span text:style-name="T5">C/C++, </text:span><text:span text:style-name="T6">Java, </text:span><text:span text:style-name="T5">Haskell, </text:span><text:span text:style-name="T6">Objective-C, </text:span><text:span text:style-name="T5">JavaScript</text:span></text:p>
        </text:list-item>
        <text:list-item>
          <text:p text:style-name="P11"><text:span text:style-name="T5">Django, Flask, Node.js, </text:span><text:span text:style-name="T15">PostgreSQL, Linux/Unix Environment, </text:span><text:span text:style-name="T6">iOS, Android</text:span></text:p>
        </text:list-item>
      </text:list>
      <text:p text:style-name="P27"/>
      <text:p text:style-name="P26"><text:span text:style-name="T51">PROJECTS</text:span></text:p>
      <text:list xml:id="list833425595" text:style-name="L3">
        <text:list-item>
          <text:p text:style-name="P12"><text:span text:style-name="T51">Student Taxi Service </text:span><text:span text:style-name="T41">(https://goo.gl/7eO5qf)</text:span><text:span text:style-name="T51"> </text:span><text:span text:style-name="T41">–</text:span><text:span text:style-name="T51"> </text:span><text:span text:style-name="T41">Platform for W&amp;M students to request rides around the Williamsburg area on weekends to discourage drunk driving. Developed using Python, Flask, Android/iOS, </text:span><text:span text:style-name="T45">and </text:span><text:span text:style-name="T41">Twilio.</text:span></text:p>
        </text:list-item>
        <text:list-item>
          <text:p text:style-name="P13"><text:span text:style-name="T51">Stock Music </text:span><text:span text:style-name="T41">(</text:span><text:span text:style-name="T42">https://goo.gl/oWB3MK</text:span><text:span text:style-name="T41">)</text:span><text:span text:style-name="T51"> </text:span><text:span text:style-name="T12">– </text:span><text:span text:style-name="T13">Data visualization</text:span><text:span text:style-name="T41"> project that </text:span><text:span text:style-name="T44">gets</text:span><text:span text:style-name="T41"> stock market </text:span><text:span text:style-name="T43">prices</text:span><text:span text:style-name="T41"> using the Bloomberg API and converts the data points into musical notes that are </text:span><text:span text:style-name="T43">th</text:span><text:span text:style-name="T44">en</text:span><text:span text:style-name="T41"> played </text:span><text:span text:style-name="T42">as a MIDI file</text:span><text:span text:style-name="T41">. Developed using Python, Flask, </text:span><text:span text:style-name="T45">and </text:span><text:span text:style-name="T41">Java</text:span><text:span text:style-name="T42">S</text:span><text:span text:style-name="T41">cript.</text:span></text:p>
        </text:list-item>
      </text:list>
      <text:p text:style-name="P27"/>
      <text:p text:style-name="P19"><text:span text:style-name="T50">EMPLOYMENT</text:span></text:p>
      <text:p text:style-name="P24"><text:span text:style-name="T19">Epic Systems<text:tab/> <text:tab/><text:tab/><text:tab/><text:tab/><text:tab/><text:tab/><text:tab/><text:tab/></text:span><text:span text:style-name="T35">Verona, WI</text:span><text:span text:style-name="T19"><text:tab/></text:span></text:p>
      <text:p text:style-name="P23"><text:span text:style-name="T35">Sofware Development Intern</text:span><text:span text:style-name="T22"><text:tab/><text:tab/><text:tab/><text:tab/><text:tab/><text:tab/><text:tab/></text:span><text:span text:style-name="T35">May 2015 – Aug. 2015</text:span></text:p>
      <text:list xml:id="list15591778192" text:style-name="L1">
        <text:list-item>
          <text:p text:style-name="P3">Developed iOS application <text:span text:style-name="T47">that provides an organized workflow for cytogenetics lab technicians to perform tests for genetic disorders.</text:span></text:p>
        </text:list-item>
        <text:list-item>
          <text:p text:style-name="P4"><text:span text:style-name="T47">Developed internal iOS framework for providing a generic interface for task-based specimen testing workflows.</text:span></text:p>
        </text:list-item>
      </text:list>
      <text:p text:style-name="P21"><text:span text:style-name="T46"/></text:p>
      <text:p text:style-name="P22"><text:span text:style-name="T46">American Public Power Association</text:span><text:span text:style-name="T40"><text:tab/><text:tab/><text:tab/><text:tab/><text:tab/>Crystal City, VA</text:span></text:p>
      <text:p text:style-name="P22"><text:span text:style-name="T40">Junior Developer<text:tab/><text:tab/><text:tab/><text:tab/><text:tab/><text:tab/><text:tab/><text:tab/>Nov. 2014 – March 2015</text:span></text:p>
      <text:list xml:id="list779365000" text:style-name="L2">
        <text:list-item>
          <text:p text:style-name="P6"><text:span text:style-name="T36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5"><text:span text:style-name="T20">PBS: Public Broadcasting Service</text:span><text:span text:style-name="T23"><text:tab/><text:tab/><text:tab/><text:tab/><text:tab/><text:tab/>Crystal City, VA</text:span></text:p>
      <text:p text:style-name="P25"><text:span text:style-name="T23">Software Development Intern<text:tab/><text:tab/><text:tab/><text:tab/><text:tab/><text:tab/>May 2014 – August 2014</text:span></text:p>
      <text:list xml:id="list1636096038" text:style-name="L4">
        <text:list-item>
          <text:p text:style-name="P9"><text:span text:style-name="T25">Helped develop </text:span><text:span text:style-name="T17">Agora</text:span><text:span text:style-name="T23"> (</text:span><text:span text:style-name="Internet_20_link"><text:span text:style-name="T24">https://goo.gl/z64NvZ</text:span></text:span><text:span text:style-name="T23">)</text:span><text:span text:style-name="T25">,</text:span><text:span text:style-name="T23"> </text:span><text:span text:style-name="T25">a </text:span><text:span text:style-name="T23">batch analyzer of video stream logs </text:span><text:span text:style-name="T25">that l</text:span><text:span text:style-name="T23">everages AWS's Elastic MapReduce 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1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20:04:28</dc:date>
    <meta:editing-cycles>50</meta:editing-cycles>
    <meta:editing-duration>PT2H7M46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65" meta:character-count="1952" meta:non-whitespace-character-count="1670"/>
    <meta:template xlink:type="simple" xlink:actuate="onRequest" xlink:title="Normal.dotm" xlink:href=""/>
  </office:meta>
</office:document-meta>
</file>